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</style:style>
    <style:style style:name="P4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style:font-name="Roboto" fo:font-size="36pt" fo:letter-spacing="normal" fo:font-style="normal" fo:font-weight="normal" style:font-weight-asian="normal" style:font-weight-complex="normal"/>
    </style:style>
    <style:style style:name="T11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5920229051416712946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4724716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6"/>
              <text:p text:style-name="P34"><text:span text:style-name="T3">Thur Nov 15, 2018 </text:span>2.25 miles<text:span text:style-name="T3"> </text:span></text:p>
              <text:p text:style-name="P36">On the Wise Center indoor track: 1 mile splits 4:55 + 4:35 = 9:30, rest 5 minutes</text:p>
              <text:p text:style-name="P36">On a recumbant stationary bike: </text:p>
              <text:list>
                <text:list-item>
                  <text:list>
                    <text:list-header>
                      <text:p text:style-name="P36"><text:s text:c="5"/>50 calorie ride in 4:10 (final pulse: 137), 25 calorie slow ride </text:p>
                      <text:p text:style-name="P36"><text:s text:c="5"/>25 calorie ride in 1:58, 25 calorie slow ride</text:p>
                      <text:p text:style-name="P36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4731630" text:continue-numbering="true" text:style-name="L1">
        <text:list-item>
          <text:list>
            <text:list-header>
              <text:p text:style-name="P38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4724564" text:continue-numbering="true" text:style-name="L1">
        <text:list-item>
          <text:list>
            <text:list-header>
              <text:p text:style-name="P38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3753936349531725389" text:style-name="L2">
        <text:list-item>
          <text:list>
            <text:list-item>
              <text:p text:style-name="P39">miles in the last week</text:p>
              <text:p text:style-name="P43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8598110840497918383" text:style-name="L3">
        <text:list-item>
          <text:p text:style-name="P40">Warm up with a mile at about 9:00 – 9:30/mile pace and rest a few minutes.</text:p>
        </text:list-item>
        <text:list-item>
          <text:p text:style-name="P40">Start running at about 8:35/mile pace and then adjust pace so that HR is </text:p>
          <text:list>
            <text:list-header>
              <text:p text:style-name="P40"><text:s text:c="10"/>HR0 = 142 +/- 1 bpm.</text:p>
            </text:list-header>
          </text:list>
        </text:list-item>
        <text:list-item>
          <text:p text:style-name="P40">Use a watch to record mile splits and stop running when the split exceeds <text:tab/>Tmax = 8:45</text:p>
        </text:list-item>
        <text:list-item>
          <text:p text:style-name="P40">The more miles I am able to run without reaching 8:45/mile, <text:s/>the better my <text:tab/>fitness.</text:p>
          <text:p text:style-name="P40">If another runner wants to perform the test mentioned above they will need to establish values for HR0 and Tmax in the following way. <text:s/></text:p>
          <text:p text:style-name="P42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9">2.<text:tab/>Next continue running but now adjust pace up and down in order to keep HR <text:tab/>near HR0. <text:s/>Record mile splits on a watch. <text:s/>The split for the 3rd mile is Tmax.</text:p>
          <text:p text:style-name="P50">Continued</text:p>
          <text:p text:style-name="P51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3473620995963064761" text:style-name="L4">
        <text:list-item>
          <text:list>
            <text:list-header>
              <text:p text:style-name="P45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3386082410845436752" text:style-name="L5">
        <text:list-item>
          <text:list>
            <text:list-header>
              <text:p text:style-name="P37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7322096757956477274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1511286551200066216" text:style-name="L7">
        <text:list-item>
          <text:list>
            <text:list-header>
              <text:p text:style-name="P44">1.5 miles on a treadmill averaging about 8:45/mile and rest about 4 minutes</text:p>
              <text:p text:style-name="P41">Run:<text:span text:style-name="T3"> 0.15 mile lead into a 1mile run in 7:13, ¼ mile splits: 1:50, 1:50, 1:48, 1:45</text:span></text:p>
              <text:p text:style-name="P44">I ran the last 0.2 miles under 7:00/mile pace. Pulse at the end of run: 158 bpm</text:p>
              <text:p text:style-name="P41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Run: <text:span text:style-name="T3">2 miles on a Wise Center treadmill in 18:01, Final pulse:135, <text:s/>rest 3:00</text:span></text:p>
      <text:p text:style-name="P15">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16"/>
      <text:p text:style-name="P16"/>
      <text:p text:style-name="P15"><text:soft-page-break/>Sat Feb 9, 2019 <text:span text:style-name="T2">4.2 miles</text:span> </text:p>
      <text:p text:style-name="P15"><text:span text:style-name="T2">Warmup:</text:span> <text:s/>I ran 2 miles on a Wise Center treadmill. Splits: 8:59, 8:41</text:p>
      <text:p text:style-name="P15">9 minutes rest</text:p>
      <text:p text:style-name="P16">Run: <text:span text:style-name="T3">0.2 mile lead into a 1 mile run. Time for the mile: 7:36</text:span></text:p>
      <text:p text:style-name="P15">I started running at 7:47/mile pace and ended at 6:40/mile pace, </text:p>
      <text:p text:style-name="P15">Ending pulse: 160</text:p>
      <text:p text:style-name="P16">Warm down:<text:span text:style-name="T3"> 1mile in 9:51 going faster as I ran </text:span></text:p>
      <text:p text:style-name="P15"/>
      <text:p text:style-name="P16"><text:span text:style-name="T3">Sun Feb 10, 2019 </text:span>no running<text:span text:style-name="T3"> </text:span></text:p>
      <text:p text:style-name="P15">I injured my right knee slightly picking up something while in an awkward position.</text:p>
      <text:p text:style-name="P15"/>
      <text:p text:style-name="P16"><text:span text:style-name="T3">Mon Feb 11, 2019 </text:span>4 miles<text:span text:style-name="T3"> <text:s/></text:span></text:p>
      <text:p text:style-name="P15">My right knee is a still somewhat sore. </text:p>
      <text:p text:style-name="P16">Warmup:<text:span text:style-name="T3"> I massaged my right leg </text:span></text:p>
      <text:p text:style-name="P16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I think riding the bike will help my knee.</text:p>
      <text:p text:style-name="P16"/>
      <text:p text:style-name="P15">Tues Feb 12, 2019 <text:span text:style-name="T2">4 miles</text:span></text:p>
      <text:p text:style-name="P15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After the massage my knee felt better.</text:p>
      <text:p text:style-name="P48"><text:span text:style-name="T11">Run: <text:s/></text:span><text:span text:style-name="T12">On a Wise Center treadmill I cautiously ran 4 miles starting at 10:00/mile and ending at 9:00/mile and averaging about 9:30/mile. <text:s/>My knee felt okay.</text:span></text:p>
      <text:p text:style-name="P15"/>
      <text:p text:style-name="P1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2-12T14:51:50.46</dc:date>
    <dc:creator>James  Lombardi</dc:creator>
    <meta:editing-duration>P7DT13H13M3S</meta:editing-duration>
    <meta:editing-cycles>666</meta:editing-cycles>
    <meta:generator>OpenOffice/4.1.2$Win32 OpenOffice.org_project/412m3$Build-9782</meta:generator>
    <meta:document-statistic meta:table-count="0" meta:image-count="0" meta:object-count="0" meta:page-count="19" meta:paragraph-count="506" meta:word-count="6542" meta:character-count="32600"/>
  </office:meta>
</office:document-meta>
</file>